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af3" officeooo:paragraph-rsid="00046af3"/>
    </style:style>
    <style:style style:name="P2" style:family="paragraph" style:parent-style-name="Standard">
      <style:text-properties fo:font-weight="bold" officeooo:rsid="00046af3" officeooo:paragraph-rsid="00046af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6af3" officeooo:paragraph-rsid="00046af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a1cb" officeooo:paragraph-rsid="001e2e7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55f09" officeooo:paragraph-rsid="00255f0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e2e7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officeooo:rsid="004023ff" officeooo:paragraph-rsid="004d72e1"/>
    </style:style>
    <style:style style:name="P8" style:family="paragraph" style:parent-style-name="Standard">
      <style:text-properties style:text-underline-style="none" officeooo:rsid="00046af3" officeooo:paragraph-rsid="00046af3"/>
    </style:style>
    <style:style style:name="P9" style:family="paragraph" style:parent-style-name="Standard">
      <style:text-properties officeooo:rsid="0007be4d" officeooo:paragraph-rsid="0007be4d"/>
    </style:style>
    <style:style style:name="P10" style:family="paragraph" style:parent-style-name="Standard">
      <style:text-properties officeooo:rsid="00097284" officeooo:paragraph-rsid="00097284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16d689" officeooo:paragraph-rsid="0016d689" style:font-style-asian="normal" style:font-weight-asian="bold" style:font-style-complex="normal" style:font-weight-complex="bold"/>
    </style:style>
    <style:style style:name="P13" style:family="paragraph" style:parent-style-name="Standard">
      <style:text-properties officeooo:rsid="002bf772" officeooo:paragraph-rsid="002bf772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1e2e74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1e2e74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1e2e74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1e2e74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1e2e74" style:font-style-asian="italic" style:font-style-complex="italic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e2e74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e2e74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solid" style:text-underline-width="auto" style:text-underline-color="font-color" fo:font-weight="bold" officeooo:rsid="0017e689" officeooo:paragraph-rsid="0018e443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d72e1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fff5c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b35d9" officeooo:paragraph-rsid="004fff5c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e57e2" officeooo:paragraph-rsid="004fff5c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394c1d" officeooo:paragraph-rsid="004fff5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text-properties fo:font-size="11pt" officeooo:rsid="001b180b" officeooo:paragraph-rsid="001b180b" style:font-size-asian="11pt" style:font-size-complex="11pt"/>
    </style:style>
    <style:style style:name="P29" style:family="paragraph" style:parent-style-name="Table_20_Contents">
      <style:text-properties fo:font-size="11pt" officeooo:rsid="001c0427" officeooo:paragraph-rsid="001c0427" style:font-size-asian="11pt" style:font-size-complex="11pt"/>
    </style:style>
    <style:style style:name="P30" style:family="paragraph" style:parent-style-name="Standard">
      <style:text-properties style:text-underline-style="none" officeooo:rsid="00046af3" officeooo:paragraph-rsid="00046af3"/>
    </style:style>
    <style:style style:name="P31" style:family="paragraph" style:parent-style-name="Standard">
      <style:text-properties style:text-underline-style="none" officeooo:rsid="00046af3" officeooo:paragraph-rsid="001e2e74"/>
    </style:style>
    <style:style style:name="P32" style:family="paragraph" style:parent-style-name="Standard">
      <style:text-properties style:text-underline-style="none" officeooo:rsid="001fb528" officeooo:paragraph-rsid="001fb528"/>
    </style:style>
    <style:style style:name="P33" style:family="paragraph" style:parent-style-name="Standard">
      <style:text-properties fo:font-size="10pt" fo:font-style="italic" style:text-underline-style="none" fo:font-weight="normal" officeooo:rsid="0018c82a" officeooo:paragraph-rsid="001fb528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 style:list-style-name="L1">
      <style:text-properties fo:font-size="12pt" fo:font-style="normal" style:text-underline-style="none" fo:font-weight="bold" officeooo:rsid="004190ee" officeooo:paragraph-rsid="004190ee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1">
      <style:text-properties fo:font-size="12pt" fo:font-style="normal" style:text-underline-style="none" fo:font-weight="bold" officeooo:rsid="002a1334" officeooo:paragraph-rsid="002a1334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1">
      <style:text-properties fo:font-size="12pt" fo:font-style="normal" style:text-underline-style="none" fo:font-weight="bold" officeooo:rsid="0031e755" officeooo:paragraph-rsid="0031e755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size="12pt" fo:font-style="normal" style:text-underline-style="none" fo:font-weight="bold" officeooo:rsid="004248c2" officeooo:paragraph-rsid="004248c2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1">
      <style:text-properties fo:font-size="12pt" fo:font-style="normal" style:text-underline-style="none" fo:font-weight="bold" officeooo:rsid="00539805" officeooo:paragraph-rsid="00539805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1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1">
      <style:text-properties fo:font-size="12pt" fo:font-style="normal" style:text-underline-style="none" fo:font-weight="bold" officeooo:rsid="0056f26e" officeooo:paragraph-rsid="0056f26e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1">
      <style:text-properties fo:font-size="12pt" fo:font-style="normal" style:text-underline-style="none" fo:font-weight="normal" officeooo:rsid="00338b46" officeooo:paragraph-rsid="00338b46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fo:font-size="12pt" fo:font-style="normal" style:text-underline-style="none" fo:font-weight="normal" officeooo:rsid="00345da4" officeooo:paragraph-rsid="00345da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text-properties fo:font-size="12pt" fo:font-style="normal" style:text-underline-style="none" fo:font-weight="normal" officeooo:rsid="0036bfef" officeooo:paragraph-rsid="0036bfe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">
      <style:text-properties fo:font-size="12pt" fo:font-style="normal" style:text-underline-style="none" fo:font-weight="normal" officeooo:rsid="00436711" officeooo:paragraph-rsid="0043671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text-properties fo:font-size="12pt" fo:font-style="normal" style:text-underline-style="none" fo:font-weight="normal" officeooo:rsid="004642dd" officeooo:paragraph-rsid="004642d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text-properties fo:font-size="12pt" fo:font-style="normal" style:text-underline-style="none" fo:font-weight="normal" officeooo:rsid="00539805" officeooo:paragraph-rsid="0053980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style:text-underline-style="none" fo:font-weight="normal" officeooo:rsid="0048fa44" officeooo:paragraph-rsid="0048fa44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officeooo:rsid="002bf772" officeooo:paragraph-rsid="002bf772"/>
    </style:style>
    <style:style style:name="P49" style:family="paragraph" style:parent-style-name="Standard">
      <style:text-properties officeooo:rsid="005912fa" officeooo:paragraph-rsid="005912fa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4fff5c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1e2e74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07be4d" officeooo:paragraph-rsid="001e2e74" style:font-weight-asian="bold" style:font-weight-complex="bold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7be4d" officeooo:paragraph-rsid="001e2e74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c79e0" officeooo:paragraph-rsid="001e2e74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d6710" officeooo:paragraph-rsid="001e2e74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6a1cb" officeooo:paragraph-rsid="001e2e74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f4ebf" officeooo:paragraph-rsid="001e2e74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fo:font-style="italic" style:text-underline-style="none" officeooo:rsid="0007be4d" officeooo:paragraph-rsid="001e2e74" style:font-style-asian="italic" style:font-style-complex="italic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normal" officeooo:rsid="004ae537" officeooo:paragraph-rsid="001e2e74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none" fo:font-weight="normal" officeooo:rsid="004ae537" officeooo:paragraph-rsid="004fff5c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394c1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none" fo:font-weight="normal" officeooo:rsid="0017e689" officeooo:paragraph-rsid="0018e443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none" fo:font-weight="normal" officeooo:rsid="0018c82a" officeooo:paragraph-rsid="0018e44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023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be4d"/>
    </style:style>
    <style:style style:name="T5" style:family="text">
      <style:text-properties style:text-underline-style="none" officeooo:rsid="000d6710"/>
    </style:style>
    <style:style style:name="T6" style:family="text">
      <style:text-properties style:text-underline-style="none" officeooo:rsid="000f9052"/>
    </style:style>
    <style:style style:name="T7" style:family="text">
      <style:text-properties style:text-underline-style="none" officeooo:rsid="00112d72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8c82a" style:font-weight-asian="normal" style:font-weight-complex="normal"/>
    </style:style>
    <style:style style:name="T10" style:family="text">
      <style:text-properties style:text-underline-style="none" fo:font-weight="normal" officeooo:rsid="0018e443" style:font-weight-asian="normal" style:font-weight-complex="normal"/>
    </style:style>
    <style:style style:name="T11" style:family="text">
      <style:text-properties style:text-underline-style="none" fo:font-weight="normal" officeooo:rsid="001a6387" style:font-weight-asian="normal" style:font-weight-complex="normal"/>
    </style:style>
    <style:style style:name="T12" style:family="text">
      <style:text-properties style:text-underline-style="none" fo:font-weight="normal" officeooo:rsid="001beda9" style:font-weight-asian="normal" style:font-weight-complex="normal"/>
    </style:style>
    <style:style style:name="T13" style:family="text">
      <style:text-properties style:text-underline-style="none" fo:font-weight="normal" officeooo:rsid="001cb022" style:font-weight-asian="normal" style:font-weight-complex="normal"/>
    </style:style>
    <style:style style:name="T14" style:family="text">
      <style:text-properties style:text-underline-style="none" fo:font-weight="normal" officeooo:rsid="002694ce" style:font-weight-asian="normal" style:font-weight-complex="normal"/>
    </style:style>
    <style:style style:name="T15" style:family="text">
      <style:text-properties style:text-underline-style="none" fo:font-weight="normal" officeooo:rsid="0026cc10" style:font-weight-asian="normal" style:font-weight-complex="normal"/>
    </style:style>
    <style:style style:name="T16" style:family="text">
      <style:text-properties style:text-underline-style="none" fo:font-weight="normal" officeooo:rsid="003951ff" style:font-weight-asian="normal" style:font-weight-complex="normal"/>
    </style:style>
    <style:style style:name="T17" style:family="text">
      <style:text-properties style:text-underline-style="none" fo:font-weight="normal" officeooo:rsid="003bac7d" style:font-weight-asian="normal" style:font-weight-complex="normal"/>
    </style:style>
    <style:style style:name="T18" style:family="text">
      <style:text-properties style:text-underline-style="none" fo:font-weight="normal" officeooo:rsid="003d9091" style:font-weight-asian="normal" style:font-weight-complex="normal"/>
    </style:style>
    <style:style style:name="T19" style:family="text">
      <style:text-properties style:text-underline-style="none" fo:font-weight="normal" officeooo:rsid="003dfec3" style:font-weight-asian="normal" style:font-weight-complex="normal"/>
    </style:style>
    <style:style style:name="T20" style:family="text">
      <style:text-properties style:text-underline-style="none" fo:font-weight="normal" officeooo:rsid="004023ff" style:font-weight-asian="normal" style:font-weight-complex="normal"/>
    </style:style>
    <style:style style:name="T21" style:family="text">
      <style:text-properties style:text-underline-style="none" officeooo:rsid="001e2e74"/>
    </style:style>
    <style:style style:name="T22" style:family="text">
      <style:text-properties officeooo:rsid="0006a1cb"/>
    </style:style>
    <style:style style:name="T23" style:family="text">
      <style:text-properties officeooo:rsid="000a028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officeooo:rsid="001361e6"/>
    </style:style>
    <style:style style:name="T27" style:family="text">
      <style:text-properties officeooo:rsid="001362c8"/>
    </style:style>
    <style:style style:name="T28" style:family="text">
      <style:text-properties officeooo:rsid="001425a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8c82a" style:font-weight-asian="normal" style:font-weight-complex="normal"/>
    </style:style>
    <style:style style:name="T31" style:family="text">
      <style:text-properties fo:font-weight="normal" officeooo:rsid="004cc4b8" style:font-weight-asian="normal" style:font-weight-complex="normal"/>
    </style:style>
    <style:style style:name="T32" style:family="text">
      <style:text-properties fo:font-weight="normal" officeooo:rsid="0051646e" style:font-weight-asian="normal" style:font-weight-complex="normal"/>
    </style:style>
    <style:style style:name="T33" style:family="text">
      <style:text-properties fo:font-weight="normal" officeooo:rsid="0051cfbf" style:font-weight-asian="normal" style:font-weight-complex="normal"/>
    </style:style>
    <style:style style:name="T34" style:family="text">
      <style:text-properties fo:font-weight="normal" officeooo:rsid="0052094d" style:font-weight-asian="normal" style:font-weight-complex="normal"/>
    </style:style>
    <style:style style:name="T35" style:family="text">
      <style:text-properties fo:font-weight="normal" officeooo:rsid="005370db" style:font-weight-asian="normal" style:font-weight-complex="normal"/>
    </style:style>
    <style:style style:name="T36" style:family="text">
      <style:text-properties fo:font-weight="normal" officeooo:rsid="00539805" style:font-weight-asian="normal" style:font-weight-complex="normal"/>
    </style:style>
    <style:style style:name="T37" style:family="text">
      <style:text-properties fo:font-weight="normal" officeooo:rsid="00550164" style:font-weight-asian="normal" style:font-weight-complex="normal"/>
    </style:style>
    <style:style style:name="T38" style:family="text">
      <style:text-properties fo:font-weight="normal" officeooo:rsid="0056f26e" style:font-weight-asian="normal" style:font-weight-complex="normal"/>
    </style:style>
    <style:style style:name="T39" style:family="text">
      <style:text-properties officeooo:rsid="0018c82a"/>
    </style:style>
    <style:style style:name="T40" style:family="text">
      <style:text-properties officeooo:rsid="001beda9"/>
    </style:style>
    <style:style style:name="T41" style:family="text">
      <style:text-properties officeooo:rsid="001c0427"/>
    </style:style>
    <style:style style:name="T42" style:family="text">
      <style:text-properties officeooo:rsid="0023a8bc"/>
    </style:style>
    <style:style style:name="T43" style:family="text">
      <style:text-properties officeooo:rsid="002c375c"/>
    </style:style>
    <style:style style:name="T44" style:family="text">
      <style:text-properties officeooo:rsid="002e2a33"/>
    </style:style>
    <style:style style:name="T45" style:family="text">
      <style:text-properties officeooo:rsid="00318628"/>
    </style:style>
    <style:style style:name="T46" style:family="text">
      <style:text-properties officeooo:rsid="004023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s, le 7 Juin 2016</text:p>
      <text:p text:style-name="P1">HERAIZ-BEKKIS Daphné</text:p>
      <text:p text:style-name="P1"/>
      <text:p text:style-name="P2">Manuel 1 de stage :</text:p>
      <text:p text:style-name="P1"><text:span text:style-name="T1">Sujet de stage :</text:span> Identités Nommées</text:p>
      <text:p text:style-name="P1"><text:span text:style-name="T1">Objet du manuel :</text:span> Cahier des Charges</text:p>
      <text:p text:style-name="P9"><text:span text:style-name="T1">Langue </text:span>: Français</text:p>
      <text:p text:style-name="P10"><text:span text:style-name="T2">Type application : </text:span>Logiciel <text:span text:style-name="T23">Bureautique Téléchargeable =&gt; + IHM (avec exécutable)</text:span></text:p>
      <text:p text:style-name="P1"/>
      <text:p text:style-name="P13"><text:span text:style-name="T1">Langage de programmation choisi :</text:span> python <text:span text:style-name="T46">(.py)</text:span></text:p>
      <text:p text:style-name="P13"><text:tab/>→ choix personnel</text:p>
      <text:p text:style-name="P13"><text:tab/>→ multiples librairies existantes pour l'apprentissage machine, le traitement d'images, <text:span text:style-name="T44">le <text:tab/><text:tab/>web ...</text:span></text:p>
      <text:p text:style-name="P13"><text:tab/>→<text:span text:style-name="T43"> langage adaptable aux différents systèmes d'exploitation</text:span></text:p>
      <text:p text:style-name="P13"><text:tab/>→<text:span text:style-name="T43"> de plus en plus utilisé dans l'industrie infomatique et de l'IA</text:span></text:p>
      <text:p text:style-name="P13"><text:tab/>→<text:span text:style-name="T43"> documentation facilement générable à partir de commentaires</text:span></text:p>
      <text:p text:style-name="P13"><text:tab/>→<text:span text:style-name="T45"> arborescence de fichier dans le programme personalisable</text:span></text:p>
      <text:p text:style-name="P49">python 2.7(.11)</text:p>
      <text:p text:style-name="P49"><text:s/>→ ! bcp de librairies utilisées changent complètement entre python 2 et python 3</text:p>
      <text:p text:style-name="P49"><text:s/>→ ! prog pour python 2.6+</text:p>
      <text:p text:style-name="P13"/>
      <text:p text:style-name="P3">Input :</text:p>
      <text:p text:style-name="P8">Fichier PDF représentant pour chacun une ou plusieurs facture<text:span text:style-name="T22">s</text:span></text:p>
      <text:p text:style-name="P8"/>
      <text:p text:style-name="P3">Output :</text:p>
      <text:p text:style-name="P8">Fichier Excel (= Classeur)</text:p>
      <text:p text:style-name="P32">un fichier par facture ?</text:p>
      <text:p text:style-name="P33"/>
      <text:p text:style-name="P50"/>
      <text:p text:style-name="P27"><text:span text:style-name="T39">I</text:span>HM :</text:p>
      <text:p text:style-name="P24"><text:span text:style-name="T19">Ouverture (Ctrl+O) ou </text:span><text:span text:style-name="T8">DragAndDrop du fichier facture dans le logiciel</text:span></text:p>
      <text:p text:style-name="P25"><text:span text:style-name="T8">Ouverture </text:span><text:span text:style-name="T17">automatique (ou </text:span><text:span text:style-name="T18">avec autorisation</text:span><text:span text:style-name="T17">) </text:span><text:span text:style-name="T8">du retour dans </text:span><text:span text:style-name="T19">E</text:span><text:span text:style-name="T8">xcel</text:span></text:p>
      <text:p text:style-name="P26"><text:span text:style-name="T8">Paramètres modifiable</text:span><text:span text:style-name="T20">s pour l'</text:span><text:span text:style-name="T8"> utilisateur</text:span></text:p>
      <text:p text:style-name="P60">Ouverture possible depuis n'importe quel dossier</text:p>
      <text:p text:style-name="P60">Sauvegarde possible dans n'importe quel dossier</text:p>
      <text:p text:style-name="P60"/>
      <text:p text:style-name="P32"/>
      <text:p text:style-name="P11"/>
      <text:p text:style-name="P12">Données à récupér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2">Info sur l'expéditeur de la facture</text:p>
          </table:table-cell>
          <table:table-cell table:style-name="Tableau1.B1" office:value-type="string">
            <text:p text:style-name="P22"><text:span text:style-name="T8">Nom, type (SARL…)</text:span><text:span text:style-name="T15">+</text:span><text:span text:style-name="T8">capital de l'entreprise, RCS </text:span><text:span text:style-name="T14">(ville et numero)</text:span><text:span text:style-name="T8">, Adresse </text:span><text:span text:style-name="T11">envoyeur, </text:span><text:span text:style-name="T12">adresse siege ?</text:span><text:span text:style-name="T8">,</text:span><text:span text:style-name="T13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22"><text:span text:style-name="T8">Info sur </text:span><text:span text:style-name="T10">le destinataire</text:span><text:span text:style-name="T8"> de la facture</text:span></text:p>
          </table:table-cell>
          <table:table-cell table:style-name="Tableau1.B2" office:value-type="string">
            <text:p text:style-name="P22"><text:span text:style-name="T8">Nom, type (SARL…),</text:span><text:span text:style-name="T11">à l'attention de</text:span><text:span text:style-name="T8">?, Adresse </text:span><text:span text:style-name="T11">receveur</text:span><text:span text:style-name="T8">,</text:span><text:span text:style-name="T13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28">Facture</text:p>
          </table:table-cell>
          <table:table-cell table:style-name="Tableau1.B2" office:value-type="string">
            <text:p text:style-name="P28">T<text:span text:style-name="T40">itre ?,</text:span>Numero, date</text:p>
          </table:table-cell>
        </table:table-row>
        <table:table-row>
          <table:table-cell table:style-name="Tableau1.A2" office:value-type="string">
            <text:p text:style-name="P29">Infos factures simplifiées</text:p>
          </table:table-cell>
          <table:table-cell table:style-name="Tableau1.B2" office:value-type="string">
            <text:p text:style-name="P29">Bloc de texte prestations, montant total HT, taux TVA, mont total TVA, montant total autres taxes, montant total TTC</text:p>
          </table:table-cell>
        </table:table-row>
        <table:table-row>
          <table:table-cell table:style-name="Tableau1.A2" office:value-type="string">
            <text:p text:style-name="P28">Infos f<text:span text:style-name="T41">actures (groupement de toutes les prestations)</text:span></text:p>
          </table:table-cell>
          <table:table-cell table:style-name="Tableau1.B2" office:value-type="string">
            <text:p text:style-name="P28">montant HT, taux TVA, montant TVA, autres taxes, montant TTC<text:span text:style-name="T40">(total), moyen de paiement ?</text:span></text:p>
          </table:table-cell>
        </table:table-row>
        <table:table-row>
          <table:table-cell table:style-name="Tableau1.A2" office:value-type="string">
            <text:p text:style-name="P28">Infos <text:span text:style-name="T41">pour une prestation</text:span></text:p>
          </table:table-cell>
          <table:table-cell table:style-name="Tableau1.B2" office:value-type="string">
            <text:p text:style-name="P28">Nature prestation,montant HT, taux TVA, montant <text:soft-page-break/>TVA, autres taxes, montant TTC<text:span text:style-name="T40">(total prestation)</text:span></text:p>
          </table:table-cell>
        </table:table-row>
      </table:table>
      <text:p text:style-name="P12"/>
      <text:p text:style-name="P63"/>
      <text:p text:style-name="P31"/>
      <text:p text:style-name="P4">Deroulement :</text:p>
      <text:p text:style-name="P6">Phase <text:span text:style-name="T28">Classement Manuel</text:span></text:p>
      <text:p text:style-name="P21">Entr<text:span text:style-name="T42">er</text:span> fichier de facture par fichier des données attendues que l'algorithme doit retrouver</text:p>
      <text:p text:style-name="P52"/>
      <text:p text:style-name="P6">Phase Utilisateur</text:p>
      <text:p text:style-name="P14">A voir :</text:p>
      <text:p text:style-name="P53">PDF → PNG ?</text:p>
      <text:p text:style-name="P54">OCR</text:p>
      <text:p text:style-name="P53">Retour d'une OCR ?</text:p>
      <text:p text:style-name="P54">Séparation des factures ?</text:p>
      <text:p text:style-name="P15"/>
      <text:p text:style-name="P15"><text:span text:style-name="T3">Lecture et classement des données </text:span><text:span text:style-name="T7">(*)</text:span></text:p>
      <text:p text:style-name="P55"/>
      <text:p text:style-name="P16"><text:span text:style-name="T5">Ecriture </text:span><text:span text:style-name="T3">Sortie → Fichier CSV </text:span><text:span text:style-name="T4">( </text:span><text:span text:style-name="T21">fichier texte avec </text:span><text:span text:style-name="T4">séparation ,)</text:span></text:p>
      <text:p text:style-name="P56">CSV lisible partout et réadaptable par excel pour une lecture classeur</text:p>
      <text:p text:style-name="P56">Conversion nécessaire en Excel ? </text:p>
      <text:p text:style-name="P57"/>
      <text:p text:style-name="P17"><text:span text:style-name="T24">Ajout :</text:span><text:span text:style-name="T25"> P</text:span><text:span text:style-name="T3">ossibilité pour l'utilisateur de préciser la présence d'une erreur ce qui permettra au systè</text:span><text:span text:style-name="T6">me d'ajouter un entraînement supplémentaire</text:span></text:p>
      <text:p text:style-name="P56"/>
      <text:p text:style-name="P18">Cote <text:span text:style-name="T27">prog</text:span>:</text:p>
      <text:p text:style-name="P58">Installation d'OpenCV pour une OCR python ?</text:p>
      <text:p text:style-name="P19"/>
      <text:p text:style-name="P6">Phase Apprentissage</text:p>
      <text:p text:style-name="P14">A voir :</text:p>
      <text:p text:style-name="P20">(*)</text:p>
      <text:p text:style-name="P20">Apprentissage et entraînement sur chaque données apprises et vérification avec les données classées correspondantes entrées manuellement</text:p>
      <text:p text:style-name="P56"/>
      <text:p text:style-name="P18">Cote p<text:span text:style-name="T26">rog</text:span> :</text:p>
      <text:p text:style-name="P58">Scikit-learn pour le machine learning ?</text:p>
      <text:p text:style-name="P51">Threads ?</text:p>
      <text:p text:style-name="P59"/>
      <text:p text:style-name="P61"/>
      <text:p text:style-name="P5">Etape stage</text:p>
      <text:list xml:id="list3788381303861528016" text:style-name="L1">
        <text:list-item>
          <text:p text:style-name="P34"><text:span text:style-name="T30">T</text:span><text:span text:style-name="T29">out au long étude des divers algorithmes existants </text:span><text:span text:style-name="T32">(coursera)</text:span></text:p>
        </text:list-item>
        <text:list-item>
          <text:p text:style-name="P35"><text:span text:style-name="T30">C</text:span><text:span text:style-name="T29">réation fichier Excel en python </text:span><text:span text:style-name="T33">+ lecture pour classification future (Excel ↔ CSV)</text:span></text:p>
        </text:list-item>
        <text:list-item>
          <text:p text:style-name="P36"><text:span text:style-name="T29">Lecture et retour OCR à partir de PDF (si nécessaire PDF </text:span><text:span text:style-name="T34">↔</text:span><text:span text:style-name="T29"> PNG)</text:span></text:p>
        </text:list-item>
        <text:list-item>
          <text:p text:style-name="P41">Classement manuel des factures dans la base</text:p>
        </text:list-item>
        <text:list-item>
          <text:p text:style-name="P42">Détermination d'une structure de facture</text:p>
        </text:list-item>
        <text:list-item>
          <text:p text:style-name="P37"><text:span text:style-name="T29">Création IHM </text:span><text:span text:style-name="T31">(+initiation au drag&amp;drop)</text:span></text:p>
        </text:list-item>
        <text:list-item>
          <text:p text:style-name="P43">Codage de l'algorithme (tests et comparaisons de multiples algo – à expliciter)</text:p>
        </text:list-item>
        <text:list-item>
          <text:p text:style-name="P44">Apprentissage avec la basse de données (validation croisée ?)</text:p>
        </text:list-item>
        <text:list-item>
          <text:p text:style-name="P45">Binding du tout</text:p>
        </text:list-item>
        <text:list-item>
          <text:p text:style-name="P46">Ecriture de la documentation</text:p>
        </text:list-item>
        <text:list-item>
          <text:p text:style-name="P39"><text:span text:style-name="T29">Création de l'exécutable </text:span><text:span text:style-name="T35">+ installation automatique de toutes les librairies nécessaires </text:span><text:span text:style-name="T36">au bon fonctionnement de l'appli</text:span></text:p>
        </text:list-item>
        <text:list-item>
          <text:p text:style-name="P46">Gestion de toutes les erreurs possibles</text:p>
        </text:list-item>
        <text:list-item>
          <text:p text:style-name="P38"><text:soft-page-break/><text:span text:style-name="T29">Test</text:span><text:span text:style-name="T38">s</text:span><text:span text:style-name="T29"> de validation de toutes les options </text:span><text:span text:style-name="T37">et paramètres possibles</text:span></text:p>
        </text:list-item>
        <text:list-item>
          <text:p text:style-name="P40"><text:span text:style-name="T37">T</text:span><text:span text:style-name="T29">ests par un tiers</text:span></text:p>
        </text:list-item>
      </text:list>
      <text:p text:style-name="P47"/>
      <text:p text:style-name="P47"/>
      <text:p text:style-name="P7">Plus ?</text:p>
      <text:p text:style-name="P23"><text:span text:style-name="T8">Utilisateur-</text:span><text:span text:style-name="T9">E</text:span><text:span text:style-name="T8">xpéditeur connu par le logiciel pour comparaison avec l'expéditeur et le destinataire de la facture pour déterminer s'il s'agit </text:span><text:span text:style-name="T16">d'un achat ou d'une v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4:00.063000000</meta:creation-date>
    <meta:generator>LibreOffice/5.0.3.2$Linux_X86_64 LibreOffice_project/00m0$Build-2</meta:generator>
    <dc:date>2016-06-13T16:11:18.950200279</dc:date>
    <meta:editing-duration>PT2H36M29S</meta:editing-duration>
    <meta:editing-cycles>87</meta:editing-cycles>
    <dc:creator>innopolis </dc:creator>
    <meta:document-statistic meta:table-count="1" meta:image-count="0" meta:object-count="0" meta:page-count="3" meta:paragraph-count="81" meta:word-count="574" meta:character-count="3692" meta:non-whitespace-character-count="3201"/>
  </office:meta>
</office:document-meta>
</file>